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9ca4" officeooo:paragraph-rsid="00099ca4"/>
    </style:style>
    <style:style style:name="P2" style:family="paragraph" style:parent-style-name="Standard">
      <style:paragraph-properties fo:text-align="justify" style:justify-single-word="false"/>
      <style:text-properties officeooo:rsid="00099ca4" officeooo:paragraph-rsid="000f9b38"/>
    </style:style>
    <style:style style:name="P3" style:family="paragraph" style:parent-style-name="Standard">
      <style:paragraph-properties fo:text-align="justify" style:justify-single-word="false"/>
      <style:text-properties officeooo:rsid="000d5780" officeooo:paragraph-rsid="000e0af0"/>
    </style:style>
    <style:style style:name="P4" style:family="paragraph" style:parent-style-name="Standard">
      <style:paragraph-properties fo:text-align="justify" style:justify-single-word="false"/>
      <style:text-properties officeooo:rsid="000b28ef" officeooo:paragraph-rsid="000b28ef"/>
    </style:style>
    <style:style style:name="P5" style:family="paragraph" style:parent-style-name="Standard">
      <style:paragraph-properties fo:text-align="justify" style:justify-single-word="false"/>
      <style:text-properties officeooo:paragraph-rsid="00103da2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1488aa" officeooo:paragraph-rsid="001488aa" style:font-style-asian="normal" style:font-weight-asian="bold" style:font-style-complex="normal" style:font-weight-complex="bold"/>
    </style:style>
    <style:style style:name="T1" style:family="text">
      <style:text-properties officeooo:rsid="000e0af0"/>
    </style:style>
    <style:style style:name="T2" style:family="text">
      <style:text-properties officeooo:rsid="000f9b38"/>
    </style:style>
    <style:style style:name="T3" style:family="text">
      <style:text-properties officeooo:rsid="00099ca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3da2" style:font-weight-asian="normal" style:font-weight-complex="normal"/>
    </style:style>
    <style:style style:name="T6" style:family="text">
      <style:text-properties fo:font-weight="normal" officeooo:rsid="0010a19f" style:font-weight-asian="normal" style:font-weight-complex="normal"/>
    </style:style>
    <style:style style:name="T7" style:family="text">
      <style:text-properties officeooo:rsid="0010a19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e: Leonardo da Rosa Silveira João</text:p>
      <text:p text:style-name="P4"/>
      <text:p text:style-name="P6">Trabalho sobre Mandelbrot multithread utilizando OpenMP</text:p>
      <text:p text:style-name="P1"/>
      <text:p text:style-name="P3"><text:tab/>A biblioteca OpenMp foi utilizada para a concepção do trabalho, sendo uma plataforma para programação multiprocesso de memória compartilhada, possuindo recursos sobre C, C++ e Fortran. <text:span text:style-name="T1">As</text:span> <text:span text:style-name="T1">tecnicas utilizadas resume em paralelismo por linha, coluna e divisão por blocos.</text:span></text:p>
      <text:p text:style-name="P1"><text:tab/><text:span text:style-name="T1">O paralelismo por linha, escalona em N threads o processamento da matriz em relação as linhas, gerando blocos de linhas para cada thread, TAM/N. Dessa forma, o paralelismo ocorre na execução das linhas e as colunas continuando sequecialmente. O paralelismo por coluna é inversamente ao citado anteriormente.</text:span></text:p>
      <text:p text:style-name="P1"><text:tab/><text:span text:style-name="T1">O paralelismo divisão por blocos é realizado uma divisão da imagem/bloco em quatro partes iguais, e assim sucessivamente entrando em uma recursão a divisão, até chegar em um tamanho minimo definido pelo usuário. <text:s/></text:span></text:p>
      <text:p text:style-name="P1"><text:tab/><text:span text:style-name="T2">No</text:span>s testes empregados, utilizou-se um equipamento dotado com as seguintes configurações: processador core i5 2310 de 2.9GHz, 8 GB de RAM e HD 500GB 5400RPM, com distribição Linux (Ubuntu 14.04 LTS) 64 bit. </text:p>
      <text:p text:style-name="P2"><text:tab/><text:span text:style-name="T2">Para obter confiabilidade maior nos testes, foi submetido em cada conjunto uma repetição de 100 vezes. <text:s/>Para isto utilizou-se diversos parâmetros, entre eles: 2 threads, 4 threads, 8 threads, 512² pixels, 1024² pixels, 2048² pixels, 4096² pixels e escalonamento por linha, coluna e divisão por blocos. Relacinando os parâmentros de threads, dimensão e escalonamento, gerando diversos grupos para medir o tempo, como pode ser visto na tabela em anexo.</text:span></text:p>
      <text:p text:style-name="P5"><text:span text:style-name="T3"><text:tab/>Com os dados extraidos foi possível extrair dados e</text:span><text:span text:style-name="T4">statístico</text:span><text:span text:style-name="T5">s para a validação dos resultados. Relacionando a média, desvio padrão e coeficiente de variação</text:span><text:span text:style-name="T6">(CV)</text:span><text:span text:style-name="T5">, obser</text:span><text:span text:style-name="T6">va-se que o desvio padrão se mantém praticamente igual a média, como pode ser visto pelo CV que boa parte dos casos não chega a 1% de variação. <text:s/></text:span></text:p>
      <text:p text:style-name="P2"><text:tab/><text:span text:style-name="T7">Relacionando as médias entre os diferentes tipos de paralelismo implementado, ambos possuem os tempos parecidos quando comparados as mesmas caracteristicas submetidos, como pode ser visto do gráfico em anexo.</text:span></text:p>
      <text:p text:style-name="P2"><text:tab/></text:p>
      <text:p text:style-name="P2"/>
      <text:p text:style-name="P2"><draw:frame draw:style-name="fr1" draw:name="Object1" text:anchor-type="paragraph" svg:width="8.0319in" svg:height="6.7563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8:31:54.631354054</meta:creation-date>
    <dc:date>2016-10-10T18:48:46.517302469</dc:date>
    <meta:editing-duration>PT28M52S</meta:editing-duration>
    <meta:editing-cycles>6</meta:editing-cycles>
    <meta:generator>LibreOffice/5.1.2.2$Linux_X86_64 LibreOffice_project/10m0$Build-2</meta:generator>
    <meta:document-statistic meta:table-count="0" meta:image-count="0" meta:object-count="2" meta:page-count="3" meta:paragraph-count="10" meta:word-count="317" meta:character-count="2065" meta:non-whitespace-character-count="17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131.56pt"/>
    </style:style>
    <style:style style:name="co4" style:family="table-column">
      <style:table-column-properties fo:break-before="auto" style:column-width="92.81pt"/>
    </style:style>
    <style:style style:name="co5" style:family="table-column">
      <style:table-column-properties fo:break-before="auto" style:column-width="5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28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5"/>
        <table:table-row table:style-name="ro1">
          <table:table-cell/>
          <table:table-cell table:style-name="ce1" office:value-type="string" calcext:value-type="string" table:number-columns-spanned="6" table:number-rows-spanned="1">
            <text:p>Tabela Comparativa entre as Implementações Realizadas</text:p>
          </table:table-cell>
          <table:covered-table-cell table:number-columns-repeated="4"/>
          <table:covered-table-cell table:style-name="ce3"/>
        </table:table-row>
        <table:table-row table:style-name="ro1">
          <table:table-cell/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Dimensão</text:p>
          </table:table-cell>
          <table:table-cell/>
          <table:table-cell table:style-name="ce4" office:value-type="string" calcext:value-type="string">
            <text:p>Média(ms)</text:p>
          </table:table-cell>
          <table:table-cell table:style-name="ce4" office:value-type="string" calcext:value-type="string">
            <text:p>Desvio Padrão(ms)</text:p>
          </table:table-cell>
          <table:table-cell table:style-name="ce4" office:value-type="string" calcext:value-type="string">
            <text:p>CV(%)</text:p>
          </table:table-cell>
        </table:table-row>
        <table:table-row table:style-name="ro1">
          <table:table-cell/>
          <table:table-cell table:style-name="ce2" office:value-type="float" office:value="2" calcext:value-type="float" table:number-columns-spanned="1" table:number-rows-spanned="12">
            <text:p>2</text:p>
          </table:table-cell>
          <table:table-cell table:style-name="ce2" office:value-type="float" office:value="512" calcext:value-type="float" table:number-columns-spanned="1" table:number-rows-spanned="3">
            <text:p>512</text:p>
          </table:table-cell>
          <table:table-cell office:value-type="string" calcext:value-type="string">
            <text:p>Linha</text:p>
          </table:table-cell>
          <table:table-cell office:value-type="float" office:value="240.8167" calcext:value-type="float">
            <text:p>240.8167</text:p>
          </table:table-cell>
          <table:table-cell office:value-type="float" office:value="4.5773" calcext:value-type="float">
            <text:p>4.5773</text:p>
          </table:table-cell>
          <table:table-cell table:formula="of:=[.F3]/[.E3] * 100" office:value-type="float" office:value="1.90074027258076" calcext:value-type="float">
            <text:p>1.900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239.717" calcext:value-type="float">
            <text:p>239.717</text:p>
          </table:table-cell>
          <table:table-cell office:value-type="float" office:value="4.0986" calcext:value-type="float">
            <text:p>4.0986</text:p>
          </table:table-cell>
          <table:table-cell table:formula="of:=[.F4]/[.E4] * 100" office:value-type="float" office:value="1.70976609919196" calcext:value-type="float">
            <text:p>1.709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239.4227" calcext:value-type="float">
            <text:p>239.4227</text:p>
          </table:table-cell>
          <table:table-cell office:value-type="float" office:value="3.9517" calcext:value-type="float">
            <text:p>3.9517</text:p>
          </table:table-cell>
          <table:table-cell table:formula="of:=[.F5]/[.E5] * 100" office:value-type="float" office:value="1.65051183534393" calcext:value-type="float">
            <text:p>1.6505</text:p>
          </table:table-cell>
        </table:table-row>
        <table:table-row table:style-name="ro1">
          <table:table-cell/>
          <table:covered-table-cell/>
          <table:table-cell table:style-name="ce2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Linha</text:p>
          </table:table-cell>
          <table:table-cell office:value-type="float" office:value="940.2939" calcext:value-type="float">
            <text:p>940.2939</text:p>
          </table:table-cell>
          <table:table-cell office:value-type="float" office:value="3.2475" calcext:value-type="float">
            <text:p>3.2475</text:p>
          </table:table-cell>
          <table:table-cell table:formula="of:=[.F6]/[.E6] * 100" office:value-type="float" office:value="0.345370739935673" calcext:value-type="float">
            <text:p>0.345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940.457" calcext:value-type="float">
            <text:p>940.457</text:p>
          </table:table-cell>
          <table:table-cell office:value-type="float" office:value="2.9023" calcext:value-type="float">
            <text:p>2.9023</text:p>
          </table:table-cell>
          <table:table-cell table:formula="of:=[.F7]/[.E7] * 100" office:value-type="float" office:value="0.308605284452133" calcext:value-type="float">
            <text:p>0.308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940.6437" calcext:value-type="float">
            <text:p>940.6437</text:p>
          </table:table-cell>
          <table:table-cell office:value-type="float" office:value="3.2773" calcext:value-type="float">
            <text:p>3.2773</text:p>
          </table:table-cell>
          <table:table-cell table:formula="of:=[.F8]/[.E8] * 100" office:value-type="float" office:value="0.348410349210865" calcext:value-type="float">
            <text:p>0.3484</text:p>
          </table:table-cell>
        </table:table-row>
        <table:table-row table:style-name="ro1">
          <table:table-cell/>
          <table:covered-table-cell/>
          <table:table-cell table:style-name="ce2" office:value-type="float" office:value="2048" calcext:value-type="float" table:number-columns-spanned="1" table:number-rows-spanned="3">
            <text:p>2048</text:p>
          </table:table-cell>
          <table:table-cell office:value-type="string" calcext:value-type="string">
            <text:p>Linha</text:p>
          </table:table-cell>
          <table:table-cell office:value-type="float" office:value="3746.256" calcext:value-type="float">
            <text:p>3746.256</text:p>
          </table:table-cell>
          <table:table-cell office:value-type="float" office:value="6.4416" calcext:value-type="float">
            <text:p>6.4416</text:p>
          </table:table-cell>
          <table:table-cell table:formula="of:=[.F9]/[.E9] * 100" office:value-type="float" office:value="0.17194767255628" calcext:value-type="float">
            <text:p>0.171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3745.956" calcext:value-type="float">
            <text:p>3745.956</text:p>
          </table:table-cell>
          <table:table-cell office:value-type="float" office:value="5.5726" calcext:value-type="float">
            <text:p>5.5726</text:p>
          </table:table-cell>
          <table:table-cell table:formula="of:=[.F10]/[.E10] * 100" office:value-type="float" office:value="0.148763092785927" calcext:value-type="float">
            <text:p>0.148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3745.505" calcext:value-type="float">
            <text:p>3745.505</text:p>
          </table:table-cell>
          <table:table-cell office:value-type="float" office:value="5.3588" calcext:value-type="float">
            <text:p>5.3588</text:p>
          </table:table-cell>
          <table:table-cell table:formula="of:=[.F11]/[.E11] * 100" office:value-type="float" office:value="0.143072829965519" calcext:value-type="float">
            <text:p>0.1431</text:p>
          </table:table-cell>
        </table:table-row>
        <table:table-row table:style-name="ro1">
          <table:table-cell/>
          <table:covered-table-cell/>
          <table:table-cell table:style-name="ce2" office:value-type="float" office:value="4096" calcext:value-type="float" table:number-columns-spanned="1" table:number-rows-spanned="3">
            <text:p>4096</text:p>
          </table:table-cell>
          <table:table-cell office:value-type="string" calcext:value-type="string">
            <text:p>Linha</text:p>
          </table:table-cell>
          <table:table-cell office:value-type="float" office:value="14957.3" calcext:value-type="float">
            <text:p>14957.3</text:p>
          </table:table-cell>
          <table:table-cell office:value-type="float" office:value="16.2266" calcext:value-type="float">
            <text:p>16.2266</text:p>
          </table:table-cell>
          <table:table-cell table:formula="of:=[.F12]/[.E12] * 100" office:value-type="float" office:value="0.108486157261003" calcext:value-type="float">
            <text:p>0.108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14960" calcext:value-type="float">
            <text:p>14960</text:p>
          </table:table-cell>
          <table:table-cell office:value-type="float" office:value="27.262" calcext:value-type="float">
            <text:p>27.262</text:p>
          </table:table-cell>
          <table:table-cell table:formula="of:=[.F13]/[.E13] * 100" office:value-type="float" office:value="0.182232620320856" calcext:value-type="float">
            <text:p>0.182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14955.91" calcext:value-type="float">
            <text:p>14955.91</text:p>
          </table:table-cell>
          <table:table-cell office:value-type="float" office:value="13.8365" calcext:value-type="float">
            <text:p>13.8365</text:p>
          </table:table-cell>
          <table:table-cell table:formula="of:=[.F14]/[.E14] * 100" office:value-type="float" office:value="0.0925152665401169" calcext:value-type="float">
            <text:p>0.0925</text:p>
          </table:table-cell>
        </table:table-row>
        <table:table-row table:style-name="ro1">
          <table:table-cell/>
          <table:table-cell table:style-name="ce2" office:value-type="float" office:value="4" calcext:value-type="float" table:number-columns-spanned="1" table:number-rows-spanned="12">
            <text:p>4</text:p>
          </table:table-cell>
          <table:table-cell table:style-name="ce2" office:value-type="float" office:value="512" calcext:value-type="float" table:number-columns-spanned="1" table:number-rows-spanned="3">
            <text:p>512</text:p>
          </table:table-cell>
          <table:table-cell office:value-type="string" calcext:value-type="string">
            <text:p>Linha</text:p>
          </table:table-cell>
          <table:table-cell office:value-type="float" office:value="241.8509" calcext:value-type="float">
            <text:p>241.8509</text:p>
          </table:table-cell>
          <table:table-cell office:value-type="float" office:value="4.0284" calcext:value-type="float">
            <text:p>4.0284</text:p>
          </table:table-cell>
          <table:table-cell table:formula="of:=[.F15]/[.E15] * 100" office:value-type="float" office:value="1.66565433496423" calcext:value-type="float">
            <text:p>1.665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240.039" calcext:value-type="float">
            <text:p>240.039</text:p>
          </table:table-cell>
          <table:table-cell office:value-type="float" office:value="4.2252" calcext:value-type="float">
            <text:p>4.2252</text:p>
          </table:table-cell>
          <table:table-cell table:formula="of:=[.F16]/[.E16] * 100" office:value-type="float" office:value="1.76021396523065" calcext:value-type="float">
            <text:p>1.76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240.2663" calcext:value-type="float">
            <text:p>240.2663</text:p>
          </table:table-cell>
          <table:table-cell office:value-type="float" office:value="4.4918" calcext:value-type="float">
            <text:p>4.4918</text:p>
          </table:table-cell>
          <table:table-cell table:formula="of:=[.F17]/[.E17] * 100" office:value-type="float" office:value="1.86950895735274" calcext:value-type="float">
            <text:p>1.8695</text:p>
          </table:table-cell>
        </table:table-row>
        <table:table-row table:style-name="ro1">
          <table:table-cell/>
          <table:covered-table-cell/>
          <table:table-cell table:style-name="ce2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Linha</text:p>
          </table:table-cell>
          <table:table-cell office:value-type="float" office:value="940.398" calcext:value-type="float">
            <text:p>940.398</text:p>
          </table:table-cell>
          <table:table-cell office:value-type="float" office:value="2.9246" calcext:value-type="float">
            <text:p>2.9246</text:p>
          </table:table-cell>
          <table:table-cell table:formula="of:=[.F18]/[.E18] * 100" office:value-type="float" office:value="0.310995982552068" calcext:value-type="float">
            <text:p>0.311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940.3778" calcext:value-type="float">
            <text:p>940.3778</text:p>
          </table:table-cell>
          <table:table-cell office:value-type="float" office:value="2.7385" calcext:value-type="float">
            <text:p>2.7385</text:p>
          </table:table-cell>
          <table:table-cell table:formula="of:=[.F19]/[.E19] * 100" office:value-type="float" office:value="0.291212744494819" calcext:value-type="float">
            <text:p>0.291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940.5983" calcext:value-type="float">
            <text:p>940.5983</text:p>
          </table:table-cell>
          <table:table-cell office:value-type="float" office:value="2.9923" calcext:value-type="float">
            <text:p>2.9923</text:p>
          </table:table-cell>
          <table:table-cell table:formula="of:=[.F20]/[.E20] * 100" office:value-type="float" office:value="0.318127302590277" calcext:value-type="float">
            <text:p>0.3181</text:p>
          </table:table-cell>
        </table:table-row>
        <table:table-row table:style-name="ro1">
          <table:table-cell/>
          <table:covered-table-cell/>
          <table:table-cell table:style-name="ce2" office:value-type="float" office:value="2048" calcext:value-type="float" table:number-columns-spanned="1" table:number-rows-spanned="3">
            <text:p>2048</text:p>
          </table:table-cell>
          <table:table-cell office:value-type="string" calcext:value-type="string">
            <text:p>Linha</text:p>
          </table:table-cell>
          <table:table-cell office:value-type="float" office:value="3746.498" calcext:value-type="float">
            <text:p>3746.498</text:p>
          </table:table-cell>
          <table:table-cell office:value-type="float" office:value="5.6123" calcext:value-type="float">
            <text:p>5.6123</text:p>
          </table:table-cell>
          <table:table-cell table:formula="of:=[.F21]/[.E21] * 100" office:value-type="float" office:value="0.149801227706514" calcext:value-type="float">
            <text:p>0.149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3748.815" calcext:value-type="float">
            <text:p>3748.815</text:p>
          </table:table-cell>
          <table:table-cell office:value-type="float" office:value="22.0747" calcext:value-type="float">
            <text:p>22.0747</text:p>
          </table:table-cell>
          <table:table-cell table:formula="of:=[.F22]/[.E22] * 100" office:value-type="float" office:value="0.588844741605014" calcext:value-type="float">
            <text:p>0.588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3746.753" calcext:value-type="float">
            <text:p>3746.753</text:p>
          </table:table-cell>
          <table:table-cell office:value-type="float" office:value="5.6722" calcext:value-type="float">
            <text:p>5.6722</text:p>
          </table:table-cell>
          <table:table-cell table:formula="of:=[.F23]/[.E23] * 100" office:value-type="float" office:value="0.151389750004871" calcext:value-type="float">
            <text:p>0.1514</text:p>
          </table:table-cell>
        </table:table-row>
        <table:table-row table:style-name="ro1">
          <table:table-cell/>
          <table:covered-table-cell/>
          <table:table-cell table:style-name="ce2" office:value-type="float" office:value="4096" calcext:value-type="float" table:number-columns-spanned="1" table:number-rows-spanned="3">
            <text:p>4096</text:p>
          </table:table-cell>
          <table:table-cell office:value-type="string" calcext:value-type="string">
            <text:p>Linha</text:p>
          </table:table-cell>
          <table:table-cell office:value-type="float" office:value="14955.51" calcext:value-type="float">
            <text:p>14955.51</text:p>
          </table:table-cell>
          <table:table-cell office:value-type="float" office:value="15.9379" calcext:value-type="float">
            <text:p>15.9379</text:p>
          </table:table-cell>
          <table:table-cell table:formula="of:=[.F24]/[.E24] * 100" office:value-type="float" office:value="0.106568749577915" calcext:value-type="float">
            <text:p>0.106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14956.87" calcext:value-type="float">
            <text:p>14956.87</text:p>
          </table:table-cell>
          <table:table-cell office:value-type="float" office:value="17.0916" calcext:value-type="float">
            <text:p>17.0916</text:p>
          </table:table-cell>
          <table:table-cell table:formula="of:=[.F25]/[.E25] * 100" office:value-type="float" office:value="0.114272571734594" calcext:value-type="float">
            <text:p>0.114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14956.86" calcext:value-type="float">
            <text:p>14956.86</text:p>
          </table:table-cell>
          <table:table-cell office:value-type="float" office:value="18.2397" calcext:value-type="float">
            <text:p>18.2397</text:p>
          </table:table-cell>
          <table:table-cell table:formula="of:=[.F26]/[.E26] * 100" office:value-type="float" office:value="0.121948724531753" calcext:value-type="float">
            <text:p>0.1219</text:p>
          </table:table-cell>
        </table:table-row>
        <table:table-row table:style-name="ro1">
          <table:table-cell/>
          <table:table-cell table:style-name="ce2" office:value-type="float" office:value="8" calcext:value-type="float" table:number-columns-spanned="1" table:number-rows-spanned="12">
            <text:p>8</text:p>
          </table:table-cell>
          <table:table-cell table:style-name="ce2" office:value-type="float" office:value="512" calcext:value-type="float" table:number-columns-spanned="1" table:number-rows-spanned="3">
            <text:p>512</text:p>
          </table:table-cell>
          <table:table-cell office:value-type="string" calcext:value-type="string">
            <text:p>Linha</text:p>
          </table:table-cell>
          <table:table-cell office:value-type="float" office:value="239.9502" calcext:value-type="float">
            <text:p>239.9502</text:p>
          </table:table-cell>
          <table:table-cell office:value-type="float" office:value="4.525" calcext:value-type="float">
            <text:p>4.525</text:p>
          </table:table-cell>
          <table:table-cell table:formula="of:=[.F27]/[.E27] * 100" office:value-type="float" office:value="1.88580797182082" calcext:value-type="float">
            <text:p>1.885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240.92" calcext:value-type="float">
            <text:p>240.92</text:p>
          </table:table-cell>
          <table:table-cell office:value-type="float" office:value="4.2781" calcext:value-type="float">
            <text:p>4.2781</text:p>
          </table:table-cell>
          <table:table-cell table:formula="of:=[.F28]/[.E28] * 100" office:value-type="float" office:value="1.77573468371244" calcext:value-type="float">
            <text:p>1.775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240.8319" calcext:value-type="float">
            <text:p>240.8319</text:p>
          </table:table-cell>
          <table:table-cell office:value-type="float" office:value="4.4291" calcext:value-type="float">
            <text:p>4.4291</text:p>
          </table:table-cell>
          <table:table-cell table:formula="of:=[.F29]/[.E29] * 100" office:value-type="float" office:value="1.83908360977096" calcext:value-type="float">
            <text:p>1.8391</text:p>
          </table:table-cell>
        </table:table-row>
        <table:table-row table:style-name="ro1">
          <table:table-cell/>
          <table:covered-table-cell/>
          <table:table-cell table:style-name="ce2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Linha</text:p>
          </table:table-cell>
          <table:table-cell office:value-type="float" office:value="940.4388" calcext:value-type="float">
            <text:p>940.4388</text:p>
          </table:table-cell>
          <table:table-cell office:value-type="float" office:value="2.8276" calcext:value-type="float">
            <text:p>2.8276</text:p>
          </table:table-cell>
          <table:table-cell table:formula="of:=[.F30]/[.E30] * 100" office:value-type="float" office:value="0.300668156184113" calcext:value-type="float">
            <text:p>0.300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941.3427" calcext:value-type="float">
            <text:p>941.3427</text:p>
          </table:table-cell>
          <table:table-cell office:value-type="float" office:value="3.7372" calcext:value-type="float">
            <text:p>3.7372</text:p>
          </table:table-cell>
          <table:table-cell table:formula="of:=[.F31]/[.E31] * 100" office:value-type="float" office:value="0.397007381052618" calcext:value-type="float">
            <text:p>0.397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940.62" calcext:value-type="float">
            <text:p>940.62</text:p>
          </table:table-cell>
          <table:table-cell office:value-type="float" office:value="3.1663" calcext:value-type="float">
            <text:p>3.1663</text:p>
          </table:table-cell>
          <table:table-cell table:formula="of:=[.F32]/[.E32] * 100" office:value-type="float" office:value="0.336618400629372" calcext:value-type="float">
            <text:p>0.3366</text:p>
          </table:table-cell>
        </table:table-row>
        <table:table-row table:style-name="ro1">
          <table:table-cell/>
          <table:covered-table-cell/>
          <table:table-cell table:style-name="ce2" office:value-type="float" office:value="2048" calcext:value-type="float" table:number-columns-spanned="1" table:number-rows-spanned="3">
            <text:p>2048</text:p>
          </table:table-cell>
          <table:table-cell office:value-type="string" calcext:value-type="string">
            <text:p>Linha</text:p>
          </table:table-cell>
          <table:table-cell office:value-type="float" office:value="3746.144" calcext:value-type="float">
            <text:p>3746.144</text:p>
          </table:table-cell>
          <table:table-cell office:value-type="float" office:value="7.7721" calcext:value-type="float">
            <text:p>7.7721</text:p>
          </table:table-cell>
          <table:table-cell table:formula="of:=[.F33]/[.E33] * 100" office:value-type="float" office:value="0.207469333800302" calcext:value-type="float">
            <text:p>0.207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3748.196" calcext:value-type="float">
            <text:p>3748.196</text:p>
          </table:table-cell>
          <table:table-cell office:value-type="float" office:value="20.9973" calcext:value-type="float">
            <text:p>20.9973</text:p>
          </table:table-cell>
          <table:table-cell table:formula="of:=[.F34]/[.E34] * 100" office:value-type="float" office:value="0.560197492340315" calcext:value-type="float">
            <text:p>0.56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3748.181" calcext:value-type="float">
            <text:p>3748.181</text:p>
          </table:table-cell>
          <table:table-cell office:value-type="float" office:value="20.81" calcext:value-type="float">
            <text:p>20.81</text:p>
          </table:table-cell>
          <table:table-cell table:formula="of:=[.F35]/[.E35] * 100" office:value-type="float" office:value="0.555202643629003" calcext:value-type="float">
            <text:p>0.5552</text:p>
          </table:table-cell>
        </table:table-row>
        <table:table-row table:style-name="ro1">
          <table:table-cell/>
          <table:covered-table-cell/>
          <table:table-cell table:style-name="ce2" office:value-type="float" office:value="4096" calcext:value-type="float" table:number-columns-spanned="1" table:number-rows-spanned="3">
            <text:p>4096</text:p>
          </table:table-cell>
          <table:table-cell office:value-type="string" calcext:value-type="string">
            <text:p>Linha</text:p>
          </table:table-cell>
          <table:table-cell office:value-type="float" office:value="14969.76" calcext:value-type="float">
            <text:p>14969.76</text:p>
          </table:table-cell>
          <table:table-cell office:value-type="float" office:value="89.2674" calcext:value-type="float">
            <text:p>89.2674</text:p>
          </table:table-cell>
          <table:table-cell table:formula="of:=[.F36]/[.E36] * 100" office:value-type="float" office:value="0.596318177445731" calcext:value-type="float">
            <text:p>0.596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14956.31" calcext:value-type="float">
            <text:p>14956.31</text:p>
          </table:table-cell>
          <table:table-cell office:value-type="float" office:value="16.9984" calcext:value-type="float">
            <text:p>16.9984</text:p>
          </table:table-cell>
          <table:table-cell table:formula="of:=[.F37]/[.E37] * 100" office:value-type="float" office:value="0.113653702016072" calcext:value-type="float">
            <text:p>0.113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14953.64" calcext:value-type="float">
            <text:p>14953.64</text:p>
          </table:table-cell>
          <table:table-cell office:value-type="float" office:value="8.9038" calcext:value-type="float">
            <text:p>8.9038</text:p>
          </table:table-cell>
          <table:table-cell table:formula="of:=[.F38]/[.E38] * 100" office:value-type="float" office:value="0.0595426932840432" calcext:value-type="float">
            <text:p>0.059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7:38:47.564273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plot-area chart:style-name="ch2" chart:data-source-has-labels="both" svg:x="0.363cm" svg:y="-0.024cm" svg:width="15.292cm" svg:height="8.081cm">
          <chartooo:coordinate-region svg:x="1.54cm" svg:y="0.176cm" svg:width="14.112cm" svg:height="6.306cm"/>
          <chart:axis chart:dimension="x" chart:name="primary-x" chart:style-name="ch3" chartooo:axis-type="auto">
            <chartooo:date-scale/>
            <chart:title svg:x="7.356cm" svg:y="8.236cm" chart:style-name="ch4">
              <text:p>Threads</text:p>
            </chart:title>
            <chart:categories table:cell-range-address="local-table.$A$2:.$A$37"/>
          </chart:axis>
          <chart:axis chart:dimension="y" chart:name="primary-y" chart:style-name="ch5">
            <chart:title svg:x="0cm" svg:y="4.867cm" chart:style-name="ch6">
              <text:p>Tempo(ms)</text:p>
            </chart:title>
            <chart:grid chart:style-name="ch7" chart:class="major"/>
          </chart:axis>
          <chart:series chart:style-name="ch8" chart:values-cell-range-address="local-table.$B$2:.$B$37" chart:label-cell-address="local-table.$B$1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(ms) 240.8167 239.717 239.4227 940.2939</text:p>
                <text:list>
                  <text:list-item>
                    <text:p/>
                  </text:list-item>
                  <text:list-item>
                    <text:p>Média(ms)</text:p>
                  </text:list-item>
                  <text:list-item>
                    <text:p>240.8167</text:p>
                  </text:list-item>
                  <text:list-item>
                    <text:p>239.717</text:p>
                  </text:list-item>
                  <text:list-item>
                    <text:p>239.4227</text:p>
                  </text:list-item>
                  <text:list-item>
                    <text:p>940.2939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40.8167">
                <text:p>240.8167</text:p>
              </table:table-cell>
            </table:table-row>
            <table:table-row>
              <table:table-cell office:value-type="string">
                <text:p>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239.717">
                <text:p>239.717</text:p>
              </table:table-cell>
            </table:table-row>
            <table:table-row>
              <table:table-cell office:value-type="string">
                <text:p>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239.4227">
                <text:p>239.4227</text:p>
              </table:table-cell>
            </table:table-row>
            <table:table-row>
              <table:table-cell office:value-type="string">
                <text:p>2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940.2939">
                <text:p>940.2939</text:p>
              </table:table-cell>
            </table:table-row>
            <table:table-row>
              <table:table-cell office:value-type="string">
                <text:p>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940.457">
                <text:p>940.457</text:p>
              </table:table-cell>
            </table:table-row>
            <table:table-row>
              <table:table-cell office:value-type="string">
                <text:p>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940.6437">
                <text:p>940.6437</text:p>
              </table:table-cell>
            </table:table-row>
            <table:table-row>
              <table:table-cell office:value-type="string">
                <text:p>2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3746.256">
                <text:p>3746.256</text:p>
              </table:table-cell>
            </table:table-row>
            <table:table-row>
              <table:table-cell office:value-type="string">
                <text:p>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3745.956">
                <text:p>3745.956</text:p>
              </table:table-cell>
            </table:table-row>
            <table:table-row>
              <table:table-cell office:value-type="string">
                <text:p>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3745.505">
                <text:p>3745.505</text:p>
              </table:table-cell>
            </table:table-row>
            <table:table-row>
              <table:table-cell office:value-type="string">
                <text:p>2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14957.3">
                <text:p>14957.3</text:p>
              </table:table-cell>
            </table:table-row>
            <table:table-row>
              <table:table-cell office:value-type="string">
                <text:p>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14955.91">
                <text:p>14955.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.8509">
                <text:p>241.8509</text:p>
              </table:table-cell>
            </table:table-row>
            <table:table-row>
              <table:table-cell office:value-type="string">
                <text:p>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240.039">
                <text:p>240.039</text:p>
              </table:table-cell>
            </table:table-row>
            <table:table-row>
              <table:table-cell office:value-type="string">
                <text:p>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240.2663">
                <text:p>240.2663</text:p>
              </table:table-cell>
            </table:table-row>
            <table:table-row>
              <table:table-cell office:value-type="string">
                <text:p>4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940.398">
                <text:p>940.398</text:p>
              </table:table-cell>
            </table:table-row>
            <table:table-row>
              <table:table-cell office:value-type="string">
                <text:p>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940.3778">
                <text:p>940.3778</text:p>
              </table:table-cell>
            </table:table-row>
            <table:table-row>
              <table:table-cell office:value-type="string">
                <text:p>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940.5983">
                <text:p>940.5983</text:p>
              </table:table-cell>
            </table:table-row>
            <table:table-row>
              <table:table-cell office:value-type="string">
                <text:p>4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3746.498">
                <text:p>3746.498</text:p>
              </table:table-cell>
            </table:table-row>
            <table:table-row>
              <table:table-cell office:value-type="string">
                <text:p>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3748.815">
                <text:p>3748.815</text:p>
              </table:table-cell>
            </table:table-row>
            <table:table-row>
              <table:table-cell office:value-type="string">
                <text:p>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3746.753">
                <text:p>3746.753</text:p>
              </table:table-cell>
            </table:table-row>
            <table:table-row>
              <table:table-cell office:value-type="string">
                <text:p>4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14955.51">
                <text:p>14955.51</text:p>
              </table:table-cell>
            </table:table-row>
            <table:table-row>
              <table:table-cell office:value-type="string">
                <text:p>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14956.87">
                <text:p>14956.87</text:p>
              </table:table-cell>
            </table:table-row>
            <table:table-row>
              <table:table-cell office:value-type="string">
                <text:p>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14956.86">
                <text:p>14956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9.9502">
                <text:p>239.9502</text:p>
              </table:table-cell>
            </table:table-row>
            <table:table-row>
              <table:table-cell office:value-type="string">
                <text:p>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240.92">
                <text:p>240.92</text:p>
              </table:table-cell>
            </table:table-row>
            <table:table-row>
              <table:table-cell office:value-type="string">
                <text:p>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240.8319">
                <text:p>240.8319</text:p>
              </table:table-cell>
            </table:table-row>
            <table:table-row>
              <table:table-cell office:value-type="string">
                <text:p>8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940.4388">
                <text:p>940.4388</text:p>
              </table:table-cell>
            </table:table-row>
            <table:table-row>
              <table:table-cell office:value-type="string">
                <text:p>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941.3427">
                <text:p>941.3427</text:p>
              </table:table-cell>
            </table:table-row>
            <table:table-row>
              <table:table-cell office:value-type="string">
                <text:p>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940.62">
                <text:p>940.62</text:p>
              </table:table-cell>
            </table:table-row>
            <table:table-row>
              <table:table-cell office:value-type="string">
                <text:p>8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3746.144">
                <text:p>3746.144</text:p>
              </table:table-cell>
            </table:table-row>
            <table:table-row>
              <table:table-cell office:value-type="string">
                <text:p>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3748.196">
                <text:p>3748.196</text:p>
              </table:table-cell>
            </table:table-row>
            <table:table-row>
              <table:table-cell office:value-type="string">
                <text:p>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3748.181">
                <text:p>3748.181</text:p>
              </table:table-cell>
            </table:table-row>
            <table:table-row>
              <table:table-cell office:value-type="string">
                <text:p>8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14969.76">
                <text:p>14969.76</text:p>
              </table:table-cell>
            </table:table-row>
            <table:table-row>
              <table:table-cell office:value-type="string">
                <text:p>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14956.31">
                <text:p>14956.31</text:p>
              </table:table-cell>
            </table:table-row>
            <table:table-row>
              <table:table-cell office:value-type="string">
                <text:p>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14953.64">
                <text:p>14953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